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2.5" style:family="table-row">
      <style:table-row-properties style:min-row-height="1.375in" fo:keep-together="auto"/>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Luis Carlos Tan</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09/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sessions/new</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5">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
      <text:list xml:id="list4409705041904370149"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
      <text:p text:style-name="P3"><text:soft-page-break/></text:p>
      <text:list xml:id="list2546213081322" text:continue-numbering="true" text:style-name="WWNum2">
        <text:list-item>
          <text:p text:style-name="P13"/>
        </text:list-item>
        <text:list-item>
          <text:p text:style-name="P13"/>
        </text:list-item>
      </text:list>
      <text:p text:style-name="P3"/>
      <text:p text:style-name="P3"/>
      <text:p text:style-name="P3"/>
      <text:p text:style-name="P3"/>
      <text:list xml:id="list2546198825456" text:continue-numbering="true" text:style-name="WWNum2">
        <text:list-item>
          <text:p text:style-name="P12"><text:bookmark text:name="_vmai7w8c1bpi"/><text:span text:style-name="T5">Reviewer’s Comments:<text:line-break/></text:span></text:p>
        </text:list-item>
      </text:list>
      <text:p text:style-name="P7"/>
      <text:list xml:id="list4665409748054313391" text:style-name="WWNum1">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395" meta:character-count="2399" meta:non-whitespace-character-count="2064"/>
    <meta:generator>LibreOfficeDev/5.1.0.3$Linux_X86_64 LibreOffice_project/</meta:generator>
  </office:meta>
</office:document-meta>
</file>